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5eb91e" fo:border="0.06pt solid #000000"/>
    </style:style>
    <style:style style:name="ce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3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5eb91e" fo:border="0.06pt solid #000000"/>
    </style:style>
    <style:style style:name="ce18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81aca6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 style:data-style-name="N3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</table:table>
      <table:table table:name="zadanie_a" table:style-name="ta1">
        <table:table-column table:style-name="co3" table:default-cell-style-name="Default"/>
        <table:table-column table:style-name="co2" table:default-cell-style-name="Default"/>
        <table:table-row table:style-name="ro1" table:visibility="filter">
          <table:table-cell office:value-type="string" calcext:value-type="string">
            <text:p>AAA</text:p>
          </table:table-cell>
          <table:table-cell table:formula="of:=IF([.A1]=[.A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]=[.A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3]=[.A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4]=[.A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5]=[.A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6]=[.A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7]=[.A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8]=[.A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9]=[.A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0]=[.A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1]=[.A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2]=[.A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3]=[.A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4]=[.A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5]=[.A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6]=[.A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7]=[.A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8]=[.A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19]=[.A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0]=[.A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1]=[.A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2]=[.A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3]=[.A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4]=[.A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5]=[.A2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6]=[.A2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A</text:p>
          </table:table-cell>
          <table:table-cell table:formula="of:=IF([.A27]=[.A28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AAA</text:p>
          </table:table-cell>
          <table:table-cell table:formula="of:=IF([.A28]=[.A29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29]=[.A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0]=[.A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1]=[.A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2]=[.A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3]=[.A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4]=[.A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5]=[.A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6]=[.A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7]=[.A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8]=[.A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39]=[.A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0]=[.A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1]=[.A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2]=[.A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3]=[.A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4]=[.A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5]=[.A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6]=[.A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7]=[.A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8]=[.A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49]=[.A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0]=[.A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1]=[.A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2]=[.A5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3]=[.A5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4]=[.A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5]=[.A5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6]=[.A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7]=[.A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8]=[.A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59]=[.A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0]=[.A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1]=[.A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2]=[.A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3]=[.A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4]=[.A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5]=[.A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6]=[.A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7]=[.A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8]=[.A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69]=[.A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0]=[.A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1]=[.A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2]=[.A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3]=[.A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4]=[.A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5]=[.A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6]=[.A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7]=[.A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8]=[.A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79]=[.A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0]=[.A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1]=[.A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2]=[.A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3]=[.A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4]=[.A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5]=[.A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6]=[.A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7]=[.A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8]=[.A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89]=[.A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0]=[.A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1]=[.A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2]=[.A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3]=[.A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4]=[.A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5]=[.A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6]=[.A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7]=[.A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8]=[.A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99]=[.A10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0]=[.A10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1]=[.A10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2]=[.A1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3]=[.A10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4]=[.A10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5]=[.A1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6]=[.A1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7]=[.A1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8]=[.A1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09]=[.A1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0]=[.A1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1]=[.A1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2]=[.A1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3]=[.A1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4]=[.A1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5]=[.A1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6]=[.A1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7]=[.A1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8]=[.A1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B</text:p>
          </table:table-cell>
          <table:table-cell table:formula="of:=IF([.A119]=[.A120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AAB</text:p>
          </table:table-cell>
          <table:table-cell table:formula="of:=IF([.A120]=[.A121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1]=[.A1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2]=[.A1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3]=[.A1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4]=[.A1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5]=[.A12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6]=[.A12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7]=[.A1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8]=[.A1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29]=[.A1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0]=[.A1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1]=[.A1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2]=[.A1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3]=[.A1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4]=[.A1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5]=[.A1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6]=[.A1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7]=[.A1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8]=[.A1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39]=[.A1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0]=[.A1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1]=[.A1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2]=[.A1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3]=[.A1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4]=[.A1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5]=[.A1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6]=[.A1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7]=[.A1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8]=[.A1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49]=[.A1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50]=[.A1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51]=[.A1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52]=[.A15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53]=[.A15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AC</text:p>
          </table:table-cell>
          <table:table-cell table:formula="of:=IF([.A154]=[.A155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AAC</text:p>
          </table:table-cell>
          <table:table-cell table:formula="of:=IF([.A155]=[.A156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56]=[.A1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57]=[.A1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58]=[.A1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59]=[.A1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0]=[.A1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1]=[.A1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2]=[.A1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3]=[.A1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4]=[.A1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5]=[.A1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6]=[.A1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7]=[.A1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8]=[.A1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69]=[.A1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0]=[.A1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1]=[.A1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2]=[.A1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3]=[.A1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4]=[.A1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5]=[.A1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6]=[.A1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7]=[.A1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8]=[.A1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79]=[.A1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0]=[.A1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1]=[.A1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2]=[.A1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3]=[.A1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4]=[.A1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5]=[.A1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6]=[.A1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7]=[.A1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8]=[.A1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89]=[.A1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0]=[.A1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1]=[.A1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2]=[.A1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3]=[.A1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4]=[.A1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5]=[.A1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6]=[.A1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7]=[.A1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A</text:p>
          </table:table-cell>
          <table:table-cell table:formula="of:=IF([.A198]=[.A199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ABA</text:p>
          </table:table-cell>
          <table:table-cell table:formula="of:=IF([.A199]=[.A200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0]=[.A20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1]=[.A20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2]=[.A2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3]=[.A20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4]=[.A20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5]=[.A2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6]=[.A2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7]=[.A2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8]=[.A2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09]=[.A2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0]=[.A2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1]=[.A2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2]=[.A2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3]=[.A2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4]=[.A2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5]=[.A2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6]=[.A2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7]=[.A2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8]=[.A2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19]=[.A2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0]=[.A2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1]=[.A2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2]=[.A2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3]=[.A2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4]=[.A2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5]=[.A22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6]=[.A22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7]=[.A2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8]=[.A2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29]=[.A2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0]=[.A2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1]=[.A2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2]=[.A2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3]=[.A2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4]=[.A2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5]=[.A2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6]=[.A2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7]=[.A2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8]=[.A2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39]=[.A2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0]=[.A2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1]=[.A2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2]=[.A2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3]=[.A2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4]=[.A2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5]=[.A2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6]=[.A2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7]=[.A2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8]=[.A2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49]=[.A2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0]=[.A2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1]=[.A2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2]=[.A25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3]=[.A25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4]=[.A2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5]=[.A25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6]=[.A2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7]=[.A2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8]=[.A2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59]=[.A2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0]=[.A2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1]=[.A2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2]=[.A2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3]=[.A2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4]=[.A2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5]=[.A2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6]=[.A2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7]=[.A2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8]=[.A2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69]=[.A2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0]=[.A2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1]=[.A2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2]=[.A2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3]=[.A2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4]=[.A2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5]=[.A2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6]=[.A2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7]=[.A2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8]=[.A2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79]=[.A2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0]=[.A2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1]=[.A2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2]=[.A2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3]=[.A2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4]=[.A2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5]=[.A2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6]=[.A2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7]=[.A2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8]=[.A2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89]=[.A2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0]=[.A2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1]=[.A2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2]=[.A2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3]=[.A2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4]=[.A2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5]=[.A2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6]=[.A2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7]=[.A2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8]=[.A2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299]=[.A30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0]=[.A30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1]=[.A30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2]=[.A3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3]=[.A30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4]=[.A30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5]=[.A3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6]=[.A3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7]=[.A3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8]=[.A3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09]=[.A3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0]=[.A3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1]=[.A3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2]=[.A3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3]=[.A3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4]=[.A3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5]=[.A3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6]=[.A3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7]=[.A3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8]=[.A3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19]=[.A3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0]=[.A3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1]=[.A3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2]=[.A3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3]=[.A3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4]=[.A3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5]=[.A32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6]=[.A32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7]=[.A3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8]=[.A3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29]=[.A3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0]=[.A3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1]=[.A3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2]=[.A3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3]=[.A3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4]=[.A3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5]=[.A3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6]=[.A3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7]=[.A3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8]=[.A3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39]=[.A3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0]=[.A3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1]=[.A3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2]=[.A3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3]=[.A3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4]=[.A3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5]=[.A3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6]=[.A3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7]=[.A3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8]=[.A3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49]=[.A3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0]=[.A3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1]=[.A3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2]=[.A35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3]=[.A35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4]=[.A3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5]=[.A35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6]=[.A3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7]=[.A3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8]=[.A3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59]=[.A3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0]=[.A3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1]=[.A3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2]=[.A3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3]=[.A3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4]=[.A3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5]=[.A3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6]=[.A3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7]=[.A3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8]=[.A3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69]=[.A3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0]=[.A3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1]=[.A3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2]=[.A3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3]=[.A3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4]=[.A3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5]=[.A3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6]=[.A3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7]=[.A3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8]=[.A3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79]=[.A3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0]=[.A3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1]=[.A3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2]=[.A3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3]=[.A3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4]=[.A3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5]=[.A3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6]=[.A3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7]=[.A3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8]=[.A3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89]=[.A3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0]=[.A3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1]=[.A3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2]=[.A3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3]=[.A3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4]=[.A3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5]=[.A3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6]=[.A3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7]=[.A3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8]=[.A3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399]=[.A40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0]=[.A40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1]=[.A40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2]=[.A4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3]=[.A40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4]=[.A40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5]=[.A4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6]=[.A4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7]=[.A4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8]=[.A4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09]=[.A4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0]=[.A4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1]=[.A4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2]=[.A4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3]=[.A4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4]=[.A4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5]=[.A4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6]=[.A4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7]=[.A4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8]=[.A4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19]=[.A4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20]=[.A4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21]=[.A4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22]=[.A4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23]=[.A4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24]=[.A4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B</text:p>
          </table:table-cell>
          <table:table-cell table:formula="of:=IF([.A425]=[.A426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ABB</text:p>
          </table:table-cell>
          <table:table-cell table:formula="of:=IF([.A426]=[.A427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27]=[.A4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28]=[.A4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29]=[.A4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0]=[.A4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1]=[.A4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2]=[.A4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3]=[.A4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4]=[.A4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5]=[.A4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6]=[.A4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7]=[.A4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8]=[.A4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39]=[.A4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0]=[.A4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1]=[.A4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2]=[.A4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3]=[.A4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4]=[.A4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5]=[.A4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6]=[.A4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7]=[.A4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8]=[.A4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49]=[.A4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0]=[.A4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1]=[.A4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2]=[.A45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3]=[.A45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4]=[.A4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5]=[.A45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6]=[.A4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7]=[.A4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8]=[.A4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59]=[.A4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0]=[.A4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1]=[.A4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2]=[.A4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3]=[.A4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4]=[.A4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5]=[.A4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6]=[.A4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7]=[.A4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8]=[.A4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69]=[.A4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0]=[.A4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1]=[.A4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2]=[.A4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3]=[.A4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4]=[.A4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5]=[.A4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6]=[.A4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7]=[.A4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8]=[.A4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79]=[.A4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0]=[.A4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1]=[.A4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2]=[.A4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3]=[.A4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4]=[.A4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5]=[.A4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6]=[.A4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7]=[.A4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8]=[.A4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89]=[.A4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0]=[.A4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1]=[.A4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2]=[.A4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3]=[.A4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4]=[.A4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5]=[.A4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6]=[.A4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7]=[.A4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8]=[.A4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499]=[.A50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500]=[.A50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501]=[.A50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502]=[.A5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formula="of:=IF([.A503]=[.A504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ABC</text:p>
          </table:table-cell>
          <table:table-cell table:formula="of:=IF([.A504]=[.A505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05]=[.A5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06]=[.A5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07]=[.A5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08]=[.A5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09]=[.A5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0]=[.A5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1]=[.A5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2]=[.A5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3]=[.A5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4]=[.A5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5]=[.A5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6]=[.A5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7]=[.A5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8]=[.A5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19]=[.A5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0]=[.A5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1]=[.A5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2]=[.A5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3]=[.A5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4]=[.A5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5]=[.A52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6]=[.A52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7]=[.A5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8]=[.A5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29]=[.A5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30]=[.A5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31]=[.A5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32]=[.A5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33]=[.A5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ACA</text:p>
          </table:table-cell>
          <table:table-cell table:formula="of:=IF([.A534]=[.A535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ACA</text:p>
          </table:table-cell>
          <table:table-cell table:formula="of:=IF([.A535]=[.A536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36]=[.A5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37]=[.A5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38]=[.A5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39]=[.A5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0]=[.A5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1]=[.A5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2]=[.A5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3]=[.A5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4]=[.A5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5]=[.A5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6]=[.A5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7]=[.A5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8]=[.A5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49]=[.A5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0]=[.A5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1]=[.A5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2]=[.A55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3]=[.A55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4]=[.A5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5]=[.A55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6]=[.A5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7]=[.A5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8]=[.A5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59]=[.A5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0]=[.A5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1]=[.A5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2]=[.A5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3]=[.A5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4]=[.A5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5]=[.A5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6]=[.A5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7]=[.A5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8]=[.A5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69]=[.A5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A</text:p>
          </table:table-cell>
          <table:table-cell table:formula="of:=IF([.A570]=[.A571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BAA</text:p>
          </table:table-cell>
          <table:table-cell table:formula="of:=IF([.A571]=[.A572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72]=[.A5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73]=[.A5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74]=[.A5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75]=[.A5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76]=[.A5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77]=[.A5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78]=[.A5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79]=[.A5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0]=[.A5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1]=[.A5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2]=[.A5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3]=[.A5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4]=[.A5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5]=[.A5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6]=[.A5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7]=[.A5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8]=[.A5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89]=[.A5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0]=[.A5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1]=[.A5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2]=[.A5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3]=[.A5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4]=[.A5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5]=[.A5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6]=[.A5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7]=[.A5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8]=[.A5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599]=[.A60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B</text:p>
          </table:table-cell>
          <table:table-cell table:formula="of:=IF([.A600]=[.A601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BAB</text:p>
          </table:table-cell>
          <table:table-cell table:formula="of:=IF([.A601]=[.A602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02]=[.A6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03]=[.A60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04]=[.A60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05]=[.A6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06]=[.A6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07]=[.A6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08]=[.A6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09]=[.A6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0]=[.A6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1]=[.A6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2]=[.A6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3]=[.A6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4]=[.A6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5]=[.A6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6]=[.A6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7]=[.A6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8]=[.A6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19]=[.A6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20]=[.A6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21]=[.A6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22]=[.A6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23]=[.A6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24]=[.A6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AC</text:p>
          </table:table-cell>
          <table:table-cell table:formula="of:=IF([.A625]=[.A626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BAC</text:p>
          </table:table-cell>
          <table:table-cell table:formula="of:=IF([.A626]=[.A627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27]=[.A6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28]=[.A6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29]=[.A6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0]=[.A6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1]=[.A6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2]=[.A6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3]=[.A6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4]=[.A6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5]=[.A6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6]=[.A6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7]=[.A6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8]=[.A6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39]=[.A6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0]=[.A6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1]=[.A6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2]=[.A6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3]=[.A6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4]=[.A6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5]=[.A6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6]=[.A6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7]=[.A6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8]=[.A6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49]=[.A6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50]=[.A6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51]=[.A6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52]=[.A65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53]=[.A65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54]=[.A6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BB</text:p>
          </table:table-cell>
          <table:table-cell table:formula="of:=IF([.A655]=[.A656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BBB</text:p>
          </table:table-cell>
          <table:table-cell table:formula="of:=IF([.A656]=[.A657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57]=[.A6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58]=[.A6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59]=[.A6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0]=[.A6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1]=[.A6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2]=[.A6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3]=[.A6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4]=[.A6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5]=[.A6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6]=[.A6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7]=[.A6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8]=[.A6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69]=[.A6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0]=[.A6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1]=[.A6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2]=[.A6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3]=[.A6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4]=[.A6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5]=[.A6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6]=[.A6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7]=[.A6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8]=[.A6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79]=[.A6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80]=[.A6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81]=[.A6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A</text:p>
          </table:table-cell>
          <table:table-cell table:formula="of:=IF([.A682]=[.A683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BCA</text:p>
          </table:table-cell>
          <table:table-cell table:formula="of:=IF([.A683]=[.A684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84]=[.A6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85]=[.A6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86]=[.A6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87]=[.A6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88]=[.A6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89]=[.A6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0]=[.A6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1]=[.A6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2]=[.A6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3]=[.A6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4]=[.A6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5]=[.A6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6]=[.A6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7]=[.A6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8]=[.A6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699]=[.A70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0]=[.A70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1]=[.A70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2]=[.A7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3]=[.A70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4]=[.A70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5]=[.A7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6]=[.A7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7]=[.A7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8]=[.A7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09]=[.A7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10]=[.A7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11]=[.A7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12]=[.A7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13]=[.A7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BCC</text:p>
          </table:table-cell>
          <table:table-cell table:formula="of:=IF([.A714]=[.A715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BCC</text:p>
          </table:table-cell>
          <table:table-cell table:formula="of:=IF([.A715]=[.A716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16]=[.A7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17]=[.A7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18]=[.A7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19]=[.A7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0]=[.A7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1]=[.A7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2]=[.A7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3]=[.A7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4]=[.A7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5]=[.A72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6]=[.A72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7]=[.A7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8]=[.A7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29]=[.A7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0]=[.A7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1]=[.A7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2]=[.A7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3]=[.A7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4]=[.A7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5]=[.A7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6]=[.A7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7]=[.A7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8]=[.A7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39]=[.A7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0]=[.A7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1]=[.A7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2]=[.A7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3]=[.A7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4]=[.A7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5]=[.A7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6]=[.A7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7]=[.A7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8]=[.A7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49]=[.A7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50]=[.A7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51]=[.A7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A</text:p>
          </table:table-cell>
          <table:table-cell table:formula="of:=IF([.A752]=[.A753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CAA</text:p>
          </table:table-cell>
          <table:table-cell table:formula="of:=IF([.A753]=[.A754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54]=[.A7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55]=[.A75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56]=[.A7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57]=[.A7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58]=[.A7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59]=[.A7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0]=[.A7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1]=[.A7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2]=[.A7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3]=[.A7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4]=[.A7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5]=[.A7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6]=[.A7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7]=[.A7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8]=[.A7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69]=[.A7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0]=[.A7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1]=[.A7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2]=[.A7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3]=[.A7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4]=[.A7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5]=[.A7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6]=[.A7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7]=[.A7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8]=[.A7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79]=[.A7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0]=[.A7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1]=[.A7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2]=[.A7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3]=[.A7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4]=[.A7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5]=[.A7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6]=[.A7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7]=[.A7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8]=[.A7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89]=[.A7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0]=[.A7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1]=[.A7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2]=[.A7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3]=[.A7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4]=[.A7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5]=[.A7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6]=[.A7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7]=[.A7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8]=[.A7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799]=[.A80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800]=[.A80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801]=[.A80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802]=[.A8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B</text:p>
          </table:table-cell>
          <table:table-cell table:formula="of:=IF([.A803]=[.A804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CAB</text:p>
          </table:table-cell>
          <table:table-cell table:formula="of:=IF([.A804]=[.A805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05]=[.A8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06]=[.A8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07]=[.A8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08]=[.A8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09]=[.A8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0]=[.A8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1]=[.A8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2]=[.A8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3]=[.A8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4]=[.A8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5]=[.A8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6]=[.A8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7]=[.A8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8]=[.A8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19]=[.A8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0]=[.A8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1]=[.A8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2]=[.A8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3]=[.A8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4]=[.A8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5]=[.A82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6]=[.A82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7]=[.A8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8]=[.A8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29]=[.A8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0]=[.A8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1]=[.A8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2]=[.A8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3]=[.A8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4]=[.A8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5]=[.A8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6]=[.A8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7]=[.A8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8]=[.A8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39]=[.A8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0]=[.A8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1]=[.A8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2]=[.A8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3]=[.A8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4]=[.A84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5]=[.A84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6]=[.A8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7]=[.A8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8]=[.A8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49]=[.A8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50]=[.A8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51]=[.A8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AC</text:p>
          </table:table-cell>
          <table:table-cell table:formula="of:=IF([.A852]=[.A853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CAC</text:p>
          </table:table-cell>
          <table:table-cell table:formula="of:=IF([.A853]=[.A854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54]=[.A8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55]=[.A85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56]=[.A8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57]=[.A8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58]=[.A8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59]=[.A8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0]=[.A8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1]=[.A8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2]=[.A8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3]=[.A8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4]=[.A8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5]=[.A8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6]=[.A8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7]=[.A8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8]=[.A8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69]=[.A8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0]=[.A8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1]=[.A8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2]=[.A8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3]=[.A8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4]=[.A8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5]=[.A8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6]=[.A8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7]=[.A8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8]=[.A8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79]=[.A8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0]=[.A8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1]=[.A8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2]=[.A8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3]=[.A8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4]=[.A8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5]=[.A8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6]=[.A8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7]=[.A8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8]=[.A8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A</text:p>
          </table:table-cell>
          <table:table-cell table:formula="of:=IF([.A889]=[.A890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CCA</text:p>
          </table:table-cell>
          <table:table-cell table:formula="of:=IF([.A890]=[.A891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1]=[.A8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2]=[.A8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3]=[.A8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4]=[.A8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5]=[.A8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6]=[.A8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7]=[.A8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8]=[.A8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899]=[.A90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0]=[.A90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1]=[.A90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2]=[.A90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3]=[.A90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4]=[.A90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5]=[.A90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6]=[.A90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7]=[.A90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8]=[.A90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09]=[.A91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0]=[.A91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1]=[.A91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2]=[.A91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3]=[.A91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4]=[.A91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5]=[.A91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6]=[.A91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7]=[.A91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8]=[.A91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19]=[.A92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0]=[.A92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1]=[.A92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2]=[.A92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3]=[.A92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4]=[.A92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5]=[.A92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6]=[.A92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7]=[.A92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8]=[.A92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29]=[.A93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0]=[.A93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1]=[.A93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2]=[.A93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3]=[.A93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4]=[.A93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5]=[.A93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6]=[.A93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7]=[.A93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8]=[.A93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39]=[.A94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40]=[.A94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41]=[.A94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42]=[.A94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43]=[.A94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B</text:p>
          </table:table-cell>
          <table:table-cell table:formula="of:=IF([.A944]=[.A945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CCB</text:p>
          </table:table-cell>
          <table:table-cell table:formula="of:=IF([.A945]=[.A946];&quot;pow&quot;;&quot;jeden&quot;)" office:value-type="string" office:string-value="jeden" calcext:value-type="string">
            <text:p>jeden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46]=[.A94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47]=[.A94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48]=[.A94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49]=[.A95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0]=[.A95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1]=[.A95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2]=[.A95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3]=[.A95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4]=[.A95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5]=[.A95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6]=[.A95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7]=[.A95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8]=[.A95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59]=[.A96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0]=[.A96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1]=[.A96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2]=[.A96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3]=[.A96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4]=[.A96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5]=[.A96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6]=[.A96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7]=[.A96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8]=[.A96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69]=[.A97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0]=[.A97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1]=[.A97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2]=[.A97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3]=[.A97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4]=[.A97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5]=[.A97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6]=[.A97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7]=[.A97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8]=[.A97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79]=[.A98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0]=[.A98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1]=[.A98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2]=[.A98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3]=[.A98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4]=[.A98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5]=[.A98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6]=[.A98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7]=[.A98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8]=[.A98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89]=[.A990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0]=[.A991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1]=[.A992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2]=[.A993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3]=[.A994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4]=[.A995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5]=[.A996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6]=[.A997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7]=[.A998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8]=[.A999];&quot;pow&quot;;&quot;jeden&quot;)" office:value-type="string" office:string-value="pow" calcext:value-type="string">
            <text:p>pow</text:p>
          </table:table-cell>
        </table:table-row>
        <table:table-row table:style-name="ro1" table:visibility="filter">
          <table:table-cell office:value-type="string" calcext:value-type="string">
            <text:p>CCC</text:p>
          </table:table-cell>
          <table:table-cell table:formula="of:=IF([.A999]=[.A1000];&quot;pow&quot;;&quot;jeden&quot;)" office:value-type="string" office:string-value="pow" calcext:value-type="string">
            <text:p>pow</text:p>
          </table:table-cell>
        </table:table-row>
        <table:table-row table:style-name="ro1">
          <table:table-cell table:style-name="ce16" office:value-type="string" calcext:value-type="string">
            <text:p>CCC</text:p>
          </table:table-cell>
          <table:table-cell table:formula="of:=IF([.A1000]=[.A1001];&quot;pow&quot;;&quot;jeden&quot;)" office:value-type="string" office:string-value="jeden" calcext:value-type="string">
            <text:p>jeden</text:p>
          </table:table-cell>
        </table:table-row>
        <table:table-row table:style-name="ro1">
          <table:table-cell table:style-name="ce17" office:value-type="string" calcext:value-type="string">
            <text:p>Odpowiedź^</text:p>
          </table:table-cell>
          <table:table-cell/>
        </table:table-row>
      </table:table>
      <table:table table:name="zadanie_b" table:style-name="ta1">
        <table:shapes>
          <draw:frame draw:z-index="0" draw:style-name="gr1" draw:text-style-name="P1" svg:width="15.995cm" svg:height="8.992cm" svg:x="18.266cm" svg:y="1.102cm">
            <draw:object draw:notify-on-update-of-ranges="zadanie_b.G3:zadanie_b.G21 zadanie_b.H3:zadanie_b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18" office:value-type="string" calcext:value-type="string" table:number-columns-spanned="2" table:number-rows-spanned="1">
            <text:p>Odpowiedź:</text:p>
          </table:table-cell>
          <table:covered-table-cell table:style-name="ce22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19" office:value-type="string" calcext:value-type="string">
            <text:p>Słowo</text:p>
          </table:table-cell>
          <table:table-cell table:style-name="ce19" office:value-type="string" calcext:value-type="string">
            <text:p>Liczba wystąpień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AAA</text:p>
          </table:table-cell>
          <table:table-cell table:style-name="ce8" table:formula="of:=COUNTIF([.A$1:.A$1048576];[.G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AAB</text:p>
          </table:table-cell>
          <table:table-cell table:style-name="ce8" table:formula="of:=COUNTIF([.A$1:.A$1048576];[.G4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AAC</text:p>
          </table:table-cell>
          <table:table-cell table:style-name="ce8" table:formula="of:=COUNTIF([.A$1:.A$1048576];[.G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ABA</text:p>
          </table:table-cell>
          <table:table-cell table:style-name="ce8" table:formula="of:=COUNTIF([.A$1:.A$1048576];[.G6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ABB</text:p>
          </table:table-cell>
          <table:table-cell table:style-name="ce8" table:formula="of:=COUNTIF([.A$1:.A$1048576];[.G7])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ABC</text:p>
          </table:table-cell>
          <table:table-cell table:style-name="ce8" table:formula="of:=COUNTIF([.A$1:.A$1048576];[.G8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ACA</text:p>
          </table:table-cell>
          <table:table-cell table:style-name="ce8" table:formula="of:=COUNTIF([.A$1:.A$1048576];[.G9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BAA</text:p>
          </table:table-cell>
          <table:table-cell table:style-name="ce8" table:formula="of:=COUNTIF([.A$1:.A$1048576];[.G1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BAB</text:p>
          </table:table-cell>
          <table:table-cell table:style-name="ce8" table:formula="of:=COUNTIF([.A$1:.A$1048576];[.G1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BAC</text:p>
          </table:table-cell>
          <table:table-cell table:style-name="ce8" table:formula="of:=COUNTIF([.A$1:.A$1048576];[.G12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BBB</text:p>
          </table:table-cell>
          <table:table-cell table:style-name="ce8" table:formula="of:=COUNTIF([.A$1:.A$1048576];[.G1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BCA</text:p>
          </table:table-cell>
          <table:table-cell table:style-name="ce8" table:formula="of:=COUNTIF([.A$1:.A$1048576];[.G14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BCC</text:p>
          </table:table-cell>
          <table:table-cell table:style-name="ce8" table:formula="of:=COUNTIF([.A$1:.A$1048576];[.G1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CAA</text:p>
          </table:table-cell>
          <table:table-cell table:style-name="ce8" table:formula="of:=COUNTIF([.A$1:.A$1048576];[.G16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CAB</text:p>
          </table:table-cell>
          <table:table-cell table:style-name="ce8" table:formula="of:=COUNTIF([.A$1:.A$1048576];[.G1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CAC</text:p>
          </table:table-cell>
          <table:table-cell table:style-name="ce8" table:formula="of:=COUNTIF([.A$1:.A$1048576];[.G18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CCA</text:p>
          </table:table-cell>
          <table:table-cell table:style-name="ce8" table:formula="of:=COUNTIF([.A$1:.A$1048576];[.G19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CCB</text:p>
          </table:table-cell>
          <table:table-cell table:style-name="ce8" table:formula="of:=COUNTIF([.A$1:.A$1048576];[.G20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5" office:value-type="string" calcext:value-type="string">
            <text:p>CCC</text:p>
          </table:table-cell>
          <table:table-cell table:style-name="ce8" table:formula="of:=COUNTIF([.A$1:.A$1048576];[.G21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5"/>
          <table:table-cell table:style-name="ce6" office:value-type="string" calcext:value-type="string">
            <text:p>Razem:</text:p>
          </table:table-cell>
          <table:table-cell table:style-name="ce6" table:formula="of:=SUM([.H3:.H21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7"/>
        </table:table-row>
      </table:table>
      <table:table table:name="zadanie_c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CC</text:p>
          </table:table-cell>
          <table:table-cell table:formula="of:=HEX2DEC([.A1])" office:value-type="float" office:value="3276" calcext:value-type="float">
            <text:p>3276</text:p>
          </table:table-cell>
          <table:table-cell table:number-columns-repeated="3"/>
          <table:table-cell table:style-name="ce18" office:value-type="string" calcext:value-type="string" table:number-columns-spanned="2" table:number-rows-spanned="1">
            <text:p>Odpowiedź:</text:p>
          </table:table-cell>
          <table:covered-table-cell table:style-name="ce22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])" office:value-type="float" office:value="3243" calcext:value-type="float">
            <text:p>3243</text:p>
          </table:table-cell>
          <table:table-cell table:number-columns-repeated="3"/>
          <table:table-cell table:style-name="ce19" office:value-type="string" calcext:value-type="string">
            <text:p>Suma wszystkich liczb:</text:p>
          </table:table-cell>
          <table:table-cell table:style-name="ce24" table:formula="of:=SUM([.B1:.B1000])" office:value-type="float" office:value="2936681" calcext:value-type="float">
            <text:p>2 936 681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9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0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2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3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4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6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8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9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0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2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4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5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6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7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8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0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1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2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3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4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0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1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2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4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9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2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8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0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1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3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4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9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0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2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3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5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6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2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3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5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7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8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1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2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3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4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6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7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8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0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2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3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04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5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6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8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0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0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12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13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16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7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8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19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20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2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4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25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2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7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8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3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2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3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4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6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39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42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4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45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6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7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48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51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2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3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5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56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5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59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6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61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62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63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64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65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16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67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8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69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7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3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7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76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7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79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80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2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3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84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85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8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8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88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9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90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1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92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93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94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9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7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99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01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02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03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04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0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1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1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212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13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14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16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17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18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19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20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21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2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23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4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25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6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8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30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2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33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7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1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2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4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45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46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49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50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51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53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4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5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56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57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58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59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60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6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62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3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6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5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66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67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69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70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1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73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74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75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77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78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0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81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2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83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85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86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8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0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1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2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9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4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5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6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97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98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299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00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0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04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06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07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08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09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11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1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14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1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17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8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9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2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22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23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24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2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7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8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2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0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3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4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37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8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9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0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41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42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343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44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46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7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48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49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5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5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52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54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55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56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58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1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62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3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64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66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69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7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2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3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4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75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76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77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79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80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383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84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86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87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8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90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91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92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9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4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9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96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9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01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2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03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6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07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0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10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11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12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3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14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15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18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19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20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23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24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27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8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29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30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31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33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34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35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6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3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39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4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4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2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43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44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47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8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49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450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2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56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59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60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61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64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65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66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7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6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69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71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73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75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7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78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79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82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3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84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5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86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8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0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1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9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93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94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95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96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9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99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01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05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0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09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0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12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13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14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1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18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20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1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2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23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25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2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28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9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31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32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33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34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35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6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0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1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42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43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6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7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4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49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3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54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5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57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8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59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61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62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63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64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65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6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7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6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69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71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72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73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74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5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76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7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8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79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1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83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8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85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87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88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9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92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3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94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9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9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97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99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01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2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3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04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05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08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09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0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11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12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13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14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15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6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17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1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19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2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23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24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27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30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32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33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36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37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40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4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42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3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44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4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47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648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49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50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2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55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5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59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60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61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66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67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7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71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2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3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4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7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6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77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9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80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81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82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83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84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85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6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8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88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89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90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1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2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95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98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99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0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1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02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3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4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5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06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07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08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09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0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11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12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3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14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15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6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1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18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19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0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21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2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3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24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27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29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3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31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33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35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3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37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38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39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42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43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45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46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47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4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50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3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54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6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5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58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59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6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3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64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65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66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7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68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69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2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73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74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6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77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8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79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81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83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85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86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88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89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0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1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93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4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9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6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97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0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03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6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7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08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09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10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11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2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3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14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5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6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7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18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19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20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21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22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23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25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26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2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2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0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1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3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4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835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36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3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38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39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40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1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2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3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4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45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47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51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5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3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55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6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7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59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60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1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6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63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4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5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6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67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69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0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72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3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5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6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0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81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82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3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5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86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7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89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1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9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3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94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95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7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00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1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02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3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04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05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7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0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09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11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4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5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16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17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19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20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1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22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23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4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25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26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2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8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29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30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1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33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34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5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36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37])"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9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41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2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44])" office:value-type="float" office:value="2732" calcext:value-type="float">
            <text:p>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45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6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48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50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954])" office:value-type="float" office:value="2988" calcext:value-type="float">
            <text:p>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957])" office:value-type="float" office:value="3003" calcext:value-type="float">
            <text:p>3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58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59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60])" office:value-type="float" office:value="3275" calcext:value-type="float">
            <text:p>3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61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62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65])"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6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68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69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0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71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2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73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74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5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76]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79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80])" office:value-type="float" office:value="2987" calcext:value-type="float">
            <text:p>2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1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82])" office:value-type="float" office:value="3274" calcext:value-type="float">
            <text:p>3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3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4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85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86])" office:value-type="float" office:value="2730" calcext:value-type="float">
            <text:p>2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7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88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9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90])" office:value-type="float" office:value="2762" calcext:value-type="float">
            <text:p>2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91])" office:value-type="float" office:value="2986" calcext:value-type="float">
            <text:p>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2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3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4])"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95])" office:value-type="float" office:value="3020" calcext:value-type="float">
            <text:p>3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6])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97])" office:value-type="float" office:value="3244" calcext:value-type="float">
            <text:p>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8])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999]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0])" office:value-type="float" office:value="3018" calcext:value-type="float">
            <text:p>301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zadanie_a.A1:zadanie_a.B1000" table:display-filter-buttons="true" table:contains-header="false" table:orientation="column">
          <table:filter>
            <table:filter-and>
              <table:filter-condition table:field-number="1" table:value="jeden" table:operator="="/>
            </table:filter-and>
          </table:filter>
        </table:database-range>
        <table:database-range table:name="__Anonymous_Sheet_DB__2" table:target-range-address="zadanie_b.A1:zadanie_b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7:57:57.65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8T17:58:38.719000000</dc:date>
    <meta:editing-duration>PT19M13S</meta:editing-duration>
    <meta:editing-cycles>5</meta:editing-cycles>
    <meta:generator>LibreOffice/7.0.1.2$Windows_X86_64 LibreOffice_project/7cbcfc562f6eb6708b5ff7d7397325de9e764452</meta:generator>
    <meta:document-statistic meta:table-count="4" meta:cell-count="604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3cm" xlink:href=".." xlink:type="simple" chart:class="chart:bar" chart:style-name="ch1">
        <chart:title svg:x="4.793cm" svg:y="0.315cm" chart:style-name="ch2">
          <text:p>Liczba wystąpień danego słowa</text:p>
        </chart:title>
        <chart:plot-area chart:style-name="ch3" table:cell-range-address="zadanie_b.G3:zadanie_b.H21" chart:data-source-has-labels="column" svg:x="0.319cm" svg:y="1.273cm" svg:width="15.358cm" svg:height="7.541cm">
          <chart:coordinate-region svg:x="1.126cm" svg:y="1.472cm" svg:width="14.551cm" svg:height="6.695cm"/>
          <chart:axis chart:dimension="x" chart:name="primary-x" chart:style-name="ch4" chartooo:axis-type="auto">
            <chartooo:date-scale/>
            <chart:categories table:cell-range-address="zadanie_b.G3:zadanie_b.G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adanie_b.H3:zadanie_b.H2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AAA</text:p>
                <draw:g>
                  <svg:desc>zadanie_b.G3:zadanie_b.G21</svg:desc>
                </draw:g>
              </table:table-cell>
              <table:table-cell office:value-type="float" office:value="28">
                <text:p>28</text:p>
                <draw:g>
                  <svg:desc>zadanie_b.H3:zadanie_b.H21</svg:desc>
                </draw:g>
              </table:table-cell>
            </table:table-row>
            <table:table-row>
              <table:table-cell office:value-type="string">
                <text:p>AAB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AC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BA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BB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ABC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C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A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BAB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AC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BB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CA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CC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A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AB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AC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CB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CC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